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3"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nctionnalités</text:p>
      <text:p text:style-name="P1"/>
      <text:list xml:id="list4812013934139704393" text:style-name="L1">
        <text:list-item>
          <text:p text:style-name="P3">modèle</text:p>
          <text:list>
            <text:list-item>
              <text:p text:style-name="P3">gestion des tâches</text:p>
              <text:list>
                <text:list-item>
                  <text:p text:style-name="P3">créer une tâche</text:p>
                </text:list-item>
                <text:list-item>
                  <text:p text:style-name="P3">nommer la tâche</text:p>
                </text:list-item>
                <text:list-item>
                  <text:p text:style-name="P3">commenter la tâche</text:p>
                </text:list-item>
                <text:list-item>
                  <text:p text:style-name="P3">dire (lutilisateur indique au programme) clairement quand il doit s'en occuper</text:p>
                </text:list-item>
                <text:list-item>
                  <text:p text:style-name="P3">donner une date limite</text:p>
                </text:list-item>
                <text:list-item>
                  <text:p text:style-name="P3">donner une date à partir de laquelle on peut commencer à travailler sur la tâche</text:p>
                </text:list-item>
                <text:list-item>
                  <text:p text:style-name="P3">donner des horaires dans lesquelles il nous est possible de travailler dessus</text:p>
                </text:list-item>
                <text:list-item>
                  <text:p text:style-name="P3">demander à l'inclure dans la prochaine planification automatique (possibilité de ne pas le faire si on sait déjà que la tâche devra être effectuée mais qu'on ne veut pas encore la mettre dans l'emploi du temps car on a pas encore suffisamment d'informations)</text:p>
                </text:list-item>
                <text:list-item>
                  <text:p text:style-name="P3">indiquer une autre tâche comme "mère" de cette tâche (dont elle sera une sous-tâche)</text:p>
                </text:list-item>
                <text:list-item>
                  <text:p text:style-name="P3">affecter une catégorie à cette tâche</text:p>
                </text:list-item>
                <text:list-item>
                  <text:p text:style-name="P3">affecter un degré de priorité</text:p>
                </text:list-item>
                <text:list-item>
                  <text:p text:style-name="P3">affecter une durée totale de travail estimée</text:p>
                </text:list-item>
                <text:list-item>
                  <text:p text:style-name="P3">spécifier que la tâche doit être récurrente (ex : sport toutes les semaines)</text:p>
                </text:list-item>
                <text:list-item>
                  <text:p text:style-name="P3">donner une durée limite pour travailler dessus (ex : ne pas courir plus de 2 heures)</text:p>
                </text:list-item>
                <text:list-item>
                  <text:p text:style-name="P3">donner un temps de repos avant la prochaine occurrence de travail (ex : </text:p>
                </text:list-item>
              </text:list>
            </text:list-item>
            <text:list-item>
              <text:p text:style-name="P3">créer une catégorie</text:p>
            </text:list-item>
            <text:list-item>
              <text:p text:style-name="P3">planification automatique (calcul automatique de l'emploi du temps d'après les données indiquées par l'utilisateur)</text:p>
            </text:list-item>
            <text:list-item>
              <text:p text:style-name="P3">créer un tranche d'emploi du temps spéciale</text:p>
              <text:list>
                <text:list-item>
                  <text:p text:style-name="P3">ex : une semaine de vacances</text:p>
                </text:list-item>
                <text:list-item>
                  <text:p text:style-name="P3">possibilité de préciser que telle ou telle "tranche" (ou type de tranche) est incompatible avec telle catégorie de tâches (ex : préciser l'impossibilité d'aller à la bibliothèque pendant les vacances, d'aller skiier l'hiver, de faire toute activité sportive si soucis de santé – jambe cassée, malade ou autre – etc)</text:p>
                </text:list-item>
              </text:list>
            </text:list-item>
            <text:list-item>
              <text:p text:style-name="P3">créer une catégorie de "temps"</text:p>
              <text:list>
                <text:list-item>
                  <text:p text:style-name="P3">ex : vacances, soucis de santé (maladie, membre cassé etc), été, hiver, pluie, beau temps</text:p>
                </text:list-item>
                <text:list-item>
                  <text:p text:style-name="P3">(chaque "tranche" d'emploi du temps vue au point précédent serait une "occurrence" de la catégorie en question, à laquelle on pourrait rajouter un commentaire etc)</text:p>
                </text:list-item>
              </text:list>
            </text:list-item>
          </text:list>
        </text:list-item>
        <text:list-item>
          <text:p text:style-name="P3">vue</text:p>
          <text:list>
            <text:list-item>
              <text:p text:style-name="P3"/>
            </text:list-item>
          </text:list>
        </text:list-item>
        <text:list-item>
          <text:p text:style-name="P3">contrôleur</text:p>
        </text:list-item>
        <text:list-item>
          <text:p text:style-name="P3">m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02T17:01:54</meta:creation-date>
    <dc:date>2015-02-05T13:28:22</dc:date>
    <dc:creator>yjfjyf jjku</dc:creator>
    <meta:editing-duration>PT5H2M14S</meta:editing-duration>
    <meta:editing-cycles>39</meta:editing-cycles>
    <meta:generator>OpenOffice/4.1.1$Unix OpenOffice.org_project/411m6$Build-9775</meta:generator>
    <meta:document-statistic meta:table-count="0" meta:image-count="0" meta:object-count="0" meta:page-count="1" meta:paragraph-count="29" meta:word-count="329" meta:character-count="1874"/>
  </office:meta>
</office:document-meta>
</file>